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2.75cm" svg:y1="52.702cm" svg:x2="62.7cm" svg:y2="57.3cm" draw:start-shape="id51" draw:start-glue-point="2" draw:end-shape="id48" draw:end-glue-point="5" svg:d="M62750 52702l-50 4598" svg:viewBox="0 0 51 45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8cm" svg:y2="45.698cm" draw:start-shape="id54" draw:start-glue-point="0" draw:end-shape="id47" draw:end-glue-point="4" svg:d="M49050 47800l-652-2102" svg:viewBox="0 0 653 2103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1.1cm" svg:y="51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9cm" svg:y="51.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1cm" svg:y="51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3cm" svg:y="52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1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1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1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1.8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1.8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3.3cm" svg:y="52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1cm" svg:y="52.4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2cm" svg:y="52.4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1.1cm" svg:y="51.2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649cm" svg:x2="19.2cm" svg:y2="72.55cm" draw:start-shape="id88" draw:start-glue-point="1" draw:end-shape="id36" draw:end-glue-point="6" svg:d="M14200 77649l5000-5099" svg:viewBox="0 0 5001 51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39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38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38cm" svg:x="6cm" svg:y="75.33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39cm" svg:x="7.988cm" svg:y="75.336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38cm" svg:x="6cm" svg:y="75.67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39cm" svg:x="11.466cm" svg:y="76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39cm" svg:x="6cm" svg:y="76.35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39cm" svg:x="8.734cm" svg:y="76.35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38cm" svg:x="11.466cm" svg:y="76.0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38cm" svg:x="6cm" svg:y="76.01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38cm" svg:x="8.734cm" svg:y="76.01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608cm" svg:x="13.891cm" svg:y="76.6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608cm" svg:x="6cm" svg:y="76.692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608cm" svg:x="6.867cm" svg:y="76.692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2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2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2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2.4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2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1.4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4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2.4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2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1.8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2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2.7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2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1.5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8cm" svg:y1="45.698cm" svg:x2="51cm" svg:y2="45.65cm" draw:start-shape="id47" draw:start-glue-point="4" draw:end-shape="id165" draw:end-glue-point="6" svg:d="M48398 45698l2602-48" svg:viewBox="0 0 2603 49">
          <text:p text:style-name="P9"><text:span text:style-name="T4">Parameter</text:span></text:p>
        </draw:connector>
        <draw:connector draw:style-name="gr12" draw:text-style-name="P7" draw:layer="ConfigLayout" draw:type="line" svg:x1="51.85cm" svg:y1="42.9cm" svg:x2="51.25cm" svg:y2="45.4cm" draw:start-shape="id166" draw:start-glue-point="2" draw:end-shape="id165" draw:end-glue-point="4" svg:d="M51850 42900l-600 2500" svg:viewBox="0 0 601 2501">
          <text:p/>
        </draw:connector>
        <draw:connector draw:style-name="gr15" draw:text-style-name="P10" draw:layer="ConfigLayout" draw:type="curve" svg:x1="52.651cm" svg:y1="80.901cm" svg:x2="51.25cm" svg:y2="45.9cm" draw:start-shape="id159" draw:start-glue-point="4" draw:end-shape="id165" draw:end-glue-point="8" svg:d="M52651 80901c0-26250-1401-8750-1401-35001" svg:viewBox="0 0 1402 35002">
          <text:p text:style-name="P9"><text:span text:style-name="T4">Error</text:span></text:p>
        </draw:connector>
        <draw:connector draw:style-name="gr15" draw:text-style-name="P10" draw:layer="ConfigLayout" draw:type="curve" svg:x1="52.651cm" svg:y1="80.901cm" svg:x2="65.05cm" svg:y2="57.6cm" draw:start-shape="id159" draw:start-glue-point="4" draw:end-shape="id164" draw:end-glue-point="8" svg:d="M52651 80901c0-17475 12399-5825 12399-23301" svg:viewBox="0 0 12400 23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9T20:12:28.551000000</dc:date>
    <meta:editing-duration>P2DT4H38M49S</meta:editing-duration>
    <meta:editing-cycles>282</meta:editing-cycles>
    <meta:document-statistic meta:object-count="1955"/>
  </office:meta>
</office:document-meta>
</file>